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3in"/>
    </style:style>
    <style:style style:name="P2" style:family="paragraph" style:parent-style-name="Standard" style:list-style-name="L1">
      <style:paragraph-properties fo:margin-top="0in" fo:margin-bottom="0.5in"/>
    </style:style>
    <style:style style:name="T1" style:family="text">
      <style:text-properties style:font-name="Times New Roman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io fx-260solar Worksheet<text:tab/><text:tab/>Name ______________________________<text:tab/>Date _____________</text:p>
      <text:list xml:id="list39404476" text:style-name="L1">
        <text:list-item>
          <text:p text:style-name="P2">Use the<draw:frame draw:style-name="fr1" draw:name="Object1" text:anchor-type="as-char" svg:width="0.228in" svg:height="0.2075in" draw:z-index="0"><draw:object xlink:href="./Object 1" xlink:type="simple" xlink:show="embed" xlink:actuate="onLoad"/><draw:image xlink:href="./ObjectReplacements/Object 1" xlink:type="simple" xlink:show="embed" xlink:actuate="onLoad"/></draw:frame>key to compute<draw:frame draw:style-name="fr1" draw:name="Object2" text:anchor-type="as-char" svg:width="0.3063in" svg:height="0.2075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2">Use the<draw:frame draw:style-name="fr1" draw:name="Object3" text:anchor-type="as-char" svg:width="0.1835in" svg:height="0.198in" draw:z-index="2"><draw:object xlink:href="./Object 3" xlink:type="simple" xlink:show="embed" xlink:actuate="onLoad"/><draw:image xlink:href="./ObjectReplacements/Object 3" xlink:type="simple" xlink:show="embed" xlink:actuate="onLoad"/></draw:frame>key to compute<draw:frame draw:style-name="fr1" draw:name="Object4" text:anchor-type="as-char" svg:width="0.5165in" svg:height="0.198in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2">Use the fraction (a b/c) key to compute<draw:frame draw:style-name="fr1" draw:name="Object5" text:anchor-type="as-char" svg:width="0.6634in" svg:height="0.3925in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2">Compute<draw:frame draw:style-name="fr1" draw:name="Object6" text:anchor-type="as-char" svg:width="0.552in" svg:height="0.1839in" draw:z-index="5"><draw:object xlink:href="./Object 6" xlink:type="simple" xlink:show="embed" xlink:actuate="onLoad"/><draw:image xlink:href="./ObjectReplacements/Object 6" xlink:type="simple" xlink:show="embed" xlink:actuate="onLoad"/></draw:frame>. <text:s/>Round to three decimals.</text:p>
        </text:list-item>
        <text:list-item>
          <text:p text:style-name="P2"><text:span text:style-name="T1">Use the +/- key to compute</text:span><text:span text:style-name="T1"><draw:frame draw:style-name="fr1" draw:name="Object7" text:anchor-type="as-char" svg:width="0.6902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  </text:list-item>
        <text:list-item>
          <text:p text:style-name="P2"><text:span text:style-name="T1">Use the +/- key to compute</text:span><text:span text:style-name="T1"><draw:frame draw:style-name="fr1" draw:name="Object8" text:anchor-type="as-char" svg:width="0.8256in" svg:height="0.1917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round to three decimals</text:span></text:p>
        </text:list-item>
        <text:list-item>
          <text:p text:style-name="P2"><text:span text:style-name="T1">Use the</text:span><text:span text:style-name="T1"><draw:frame draw:style-name="fr1" draw:name="Object9" text:anchor-type="as-char" svg:width="0.2256in" svg:height="0.2075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">key to compute</text:span><text:span text:style-name="T1"><draw:frame draw:style-name="fr1" draw:name="Object10" text:anchor-type="as-char" svg:width="0.302in" svg:height="0.2075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  </text:list-item>
        <text:list-item>
          <text:p text:style-name="P2"><text:span text:style-name="T1">Use the parentheses keys to compute</text:span><text:span text:style-name="T1"><draw:frame draw:style-name="fr1" draw:name="Object11" text:anchor-type="as-char" svg:width="1.2366in" svg:height="0.1917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  </text:list-item>
        <text:list-item>
          <text:p text:style-name="P2"><text:span text:style-name="T1">Note that order of operations is honored by this calculator. <text:s/>Compute</text:span><text:span text:style-name="T1"><draw:frame draw:style-name="fr1" draw:name="Object12" text:anchor-type="as-char" svg:width="0.9783in" svg:height="0.2075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  </text:list-item>
        <text:list-item>
          <text:p text:style-name="P2"><text:span text:style-name="T1">Use the</text:span><text:span text:style-name="T1"><draw:frame draw:style-name="fr1" draw:name="Object13" text:anchor-type="as-char" svg:width="0.2319in" svg:height="0.2075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">key to compute</text:span><text:span text:style-name="T1"><draw:frame draw:style-name="fr1" draw:name="Object14" text:anchor-type="as-char" svg:width="0.2173in" svg:height="0.2075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  </text:list-item>
        <text:list-item>
          <text:p text:style-name="P2"><text:span text:style-name="T1">Us</text:span><text:span text:style-name="T1">e the π key to compute 5π. <text:s/>Round to the nearest ten thousandth.</text:span></text:p>
        </text:list-item>
        <text:list-item>
          <text:p text:style-name="P2"><text:span text:style-name="T1">Write the answer to</text:span><text:span text:style-name="T1"><draw:frame draw:style-name="fr1" draw:name="Object15" text:anchor-type="as-char" svg:width="0.6807in" svg:height="0.1839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">in standard form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acy Warneke</meta:initial-creator>
    <meta:creation-date>2010-01-25T14:32:35</meta:creation-date>
    <dc:date>2010-02-10T19:27:58.67</dc:date>
    <dc:creator>Ted Felix</dc:creator>
    <meta:editing-duration>PT00H45M01S</meta:editing-duration>
    <meta:editing-cycles>14</meta:editing-cycles>
    <meta:generator>OpenOffice.org/3.1$Win32 OpenOffice.org_project/310m19$Build-9420</meta:generator>
    <meta:document-statistic meta:table-count="0" meta:image-count="0" meta:object-count="15" meta:page-count="1" meta:paragraph-count="13" meta:word-count="106" meta:character-count="56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p>
      <math:mi>x</math:mi>
      <math:mn>2</math:mn>
    </math:msup>
    <math:annotation math:encoding="StarMath 5.0">x^2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p>
      <math:mn>45</math:mn>
      <math:mn>3</math:mn>
    </math:msup>
    <math:annotation math:encoding="StarMath 5.0">45^3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n>3</math:mn>
          <math:mo math:stretchy="false">+</math:mo>
          <math:mn>14</math:mn>
        </math:mrow>
        <math:mo math:stretchy="false">)</math:mo>
      </math:mrow>
      <math:mo math:stretchy="false">×</math:mo>
      <math:mrow>
        <math:mo math:stretchy="false">(</math:mo>
        <math:mrow>
          <math:mn>5</math:mn>
          <math:mo math:stretchy="false">−</math:mo>
          <math:mn>33</math:mn>
        </math:mrow>
        <math:mo math:stretchy="false">)</math:mo>
      </math:mrow>
    </math:mrow>
    <math:annotation math:encoding="StarMath 5.0">(3+14) times (5-33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n>3</math:mn>
        <math:mo math:stretchy="false">+</math:mo>
        <math:mrow>
          <math:mn>4</math:mn>
          <math:mo math:stretchy="false">×</math:mo>
          <math:msup>
            <math:mn>5</math:mn>
            <math:mn>2</math:mn>
          </math:msup>
        </math:mrow>
      </math:mrow>
      <math:mo math:stretchy="false">−</math:mo>
      <math:mn>33</math:mn>
    </math:mrow>
    <math:annotation math:encoding="StarMath 5.0">3+4 times 5^2-33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p>
      <math:mi>x</math:mi>
      <math:mi>y</math:mi>
    </math:msup>
    <math:annotation math:encoding="StarMath 5.0">x^y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up>
      <math:mn>6</math:mn>
      <math:mn>7</math:mn>
    </math:msup>
    <math:annotation math:encoding="StarMath 5.0">6^7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n>.01</math:mn>
      <math:mo math:stretchy="false">÷</math:mo>
      <math:mn>200</math:mn>
    </math:mrow>
    <math:annotation math:encoding="StarMath 5.0">.01 div 20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p>
      <math:mn>24</math:mn>
      <math:mn>2</math:mn>
    </math:msup>
    <math:annotation math:encoding="StarMath 5.0">24 ^ 2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qrt>
      <math:mrow/>
    </math:msqrt>
    <math:annotation math:encoding="StarMath 5.0">sqrt 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qrt>
      <math:mn>3969</math:mn>
    </math:msqrt>
    <math:annotation math:encoding="StarMath 5.0">sqrt 3969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n>1</math:mn>
      <math:mrow>
        <math:mfrac>
          <math:mn>2</math:mn>
          <math:mn>3</math:mn>
        </math:mfrac>
        <math:mo math:stretchy="false">+</math:mo>
        <math:mn>7</math:mn>
      </math:mrow>
      <math:mfrac>
        <math:mn>6</math:mn>
        <math:mn>7</math:mn>
      </math:mfrac>
    </math:mrow>
    <math:annotation math:encoding="StarMath 5.0">1 2 over 3 + 7 6 over 7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sin</math:mi>
      <math:mn>23</math:mn>
      <math:mi>°</math:mi>
    </math:mrow>
    <math:annotation math:encoding="StarMath 5.0">sin 23°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n>42</math:mn>
      </math:mrow>
      <math:mo math:stretchy="false">−</math:mo>
      <math:mn>65</math:mn>
    </math:mrow>
    <math:annotation math:encoding="StarMath 5.0">-42 - 65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cos</math:mi>
      <math:mrow>
        <math:mo math:stretchy="false">(</math:mo>
        <math:mrow>
          <math:mrow>
            <math:mo math:stretchy="false">−</math:mo>
            <math:mn>23</math:mn>
          </math:mrow>
          <math:mi>°</math:mi>
        </math:mrow>
        <math:mo math:stretchy="false">)</math:mo>
      </math:mrow>
    </math:mrow>
    <math:annotation math:encoding="StarMath 5.0">cos (-23°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p>
      <math:mi>x</math:mi>
      <math:mn>3</math:mn>
    </math:msup>
    <math:annotation math:encoding="StarMath 5.0">x^3</math:annotation>
  </math:semantics>
</math:math>
</file>